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800000136DDD7953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ubliInfo" style:family="table">
      <style:table-properties style:width="17.909cm" fo:margin-left="-0.012cm" fo:margin-right="0.065cm" table:align="margins" style:writing-mode="lr-tb"/>
    </style:style>
    <style:style style:name="PubliInfo.A" style:family="table-column">
      <style:table-column-properties style:column-width="4.909cm" style:rel-column-width="17963*"/>
    </style:style>
    <style:style style:name="PubliInfo.B" style:family="table-column">
      <style:table-column-properties style:column-width="13cm" style:rel-column-width="47572*"/>
    </style:style>
    <style:style style:name="PubliInfo.1" style:family="table-row">
      <style:table-row-properties style:keep-together="false" fo:keep-together="always"/>
    </style:style>
    <style:style style:name="PubliInfo.A1" style:family="table-cell">
      <style:table-cell-properties style:vertical-align="top" fo:background-color="#cccccc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ubliInfo.B1" style:family="table-cell">
      <style:table-cell-properties style:vertical-align="top" fo:padding="0.097cm" fo:border="0.018cm solid #000000" style:writing-mode="lr-tb"/>
    </style:style>
    <style:style style:name="PubliInfo.A2" style:family="table-cell">
      <style:table-cell-properties style:vertical-align="top" fo:background-color="#cccccc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PubliInfo.B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ubliAttachments" style:family="table">
      <style:table-properties style:width="17.962cm" table:align="margins" style:writing-mode="lr-tb"/>
    </style:style>
    <style:style style:name="PubliAttachments.A" style:family="table-column">
      <style:table-column-properties style:column-width="4.438cm" style:rel-column-width="16192*"/>
    </style:style>
    <style:style style:name="PubliAttachments.B" style:family="table-column">
      <style:table-column-properties style:column-width="4.027cm" style:rel-column-width="14692*"/>
    </style:style>
    <style:style style:name="PubliAttachments.C" style:family="table-column">
      <style:table-column-properties style:column-width="4.764cm" style:rel-column-width="17382*"/>
    </style:style>
    <style:style style:name="PubliAttachments.D" style:family="table-column">
      <style:table-column-properties style:column-width="2.233cm" style:rel-column-width="8147*"/>
    </style:style>
    <style:style style:name="PubliAttachments.E" style:family="table-column">
      <style:table-column-properties style:column-width="2.499cm" style:rel-column-width="9122*"/>
    </style:style>
    <style:style style:name="PubliAttachment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ubliAttachments.E1" style:family="table-cell">
      <style:table-cell-properties fo:background-color="#cccccc" fo:padding="0.097cm" fo:border="0.002cm solid #000000">
        <style:background-image/>
      </style:table-cell-properties>
    </style:style>
    <style:style style:name="PubliAttachments.A2" style:family="table-cell">
      <style:table-cell-properties fo:padding="0.097cm" fo:border-left="0.002cm solid #000000" fo:border-right="none" fo:border-top="none" fo:border-bottom="0.002cm solid #000000"/>
    </style:style>
    <style:style style:name="PubliAttachmen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ubliComments" style:family="table">
      <style:table-properties style:width="17.962cm" table:align="margins" style:writing-mode="lr-tb"/>
    </style:style>
    <style:style style:name="PubliComments.A" style:family="table-column">
      <style:table-column-properties style:column-width="4.44cm" style:rel-column-width="16198*"/>
    </style:style>
    <style:style style:name="PubliComments.B" style:family="table-column">
      <style:table-column-properties style:column-width="8.495cm" style:rel-column-width="30994*"/>
    </style:style>
    <style:style style:name="PubliComments.C" style:family="table-column">
      <style:table-column-properties style:column-width="2.558cm" style:rel-column-width="9331*"/>
    </style:style>
    <style:style style:name="PubliComments.D" style:family="table-column">
      <style:table-column-properties style:column-width="2.469cm" style:rel-column-width="9012*"/>
    </style:style>
    <style:style style:name="PubliComment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ubliComments.D1" style:family="table-cell">
      <style:table-cell-properties fo:background-color="#cccccc" fo:padding="0.097cm" fo:border="0.002cm solid #000000">
        <style:background-image/>
      </style:table-cell-properties>
    </style:style>
    <style:style style:name="PubliComments.A2" style:family="table-cell">
      <style:table-cell-properties fo:padding="0.097cm" fo:border-left="0.002cm solid #000000" fo:border-right="none" fo:border-top="none" fo:border-bottom="0.002cm solid #000000"/>
    </style:style>
    <style:style style:name="PubliCommen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-0.009cm" fo:margin-right="-0.009cm" fo:text-indent="-0.058cm" style:auto-text-indent="false" style:vertical-align="middle">
        <style:tab-stops/>
      </style:paragraph-properties>
    </style:style>
    <style:style style:name="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P3" style:family="paragraph" style:parent-style-name="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P4" style:family="paragraph" style:parent-style-name="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P5" style:family="paragraph" style:parent-style-name="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P6" style:family="paragraph" style:parent-style-name="Table_20_Contents">
      <style:paragraph-properties fo:margin-left="0cm" fo:margin-right="0cm" fo:text-indent="0.03cm" style:auto-text-indent="false"/>
    </style:style>
    <style:style style:name="P7" style:family="paragraph" style:parent-style-name="Header">
      <style:paragraph-properties fo:margin-top="0cm" fo:margin-bottom="0.212cm" fo:text-align="end" style:justify-single-word="false"/>
    </style:style>
    <style:style style:name="P8" style:family="paragraph" style:parent-style-name="Standard">
      <style:paragraph-properties fo:margin-left="-0.005cm" fo:margin-right="-0.005cm" fo:text-indent="0.058cm" style:auto-text-indent="false" style:snap-to-layout-grid="false"/>
      <style:text-properties fo:font-weight="bold" style:font-weight-asian="bold"/>
    </style:style>
    <style:style style:name="P9" style:family="paragraph" style:parent-style-name="Heading_20_1">
      <style:paragraph-properties fo:margin-left="1.501cm" fo:margin-right="0cm" fo:text-indent="-1.501cm" style:auto-text-indent="false"/>
    </style:style>
    <style:style style:name="P10" style:family="paragraph" style:parent-style-name="Titre_20__28_Page_20_de_20_garde_29_" style:master-page-name="Standard">
      <style:paragraph-properties style:page-number="auto"/>
    </style:style>
    <style:style style:name="T1" style:family="text">
      <style:text-properties style:font-name="Verdana" style:font-name-asian="Times New Roman" style:font-name-complex="Calibri"/>
    </style:style>
    <style:style style:name="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3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">
        <text:p text:style-name="P10"><text:title>Titre</text:title></text:p>
      </text:section>
      <text:section text:style-name="Sect2" text:name="Info">
        <table:table table:name="PubliInfo" table:style-name="PubliInfo">
          <table:table-column table:style-name="PubliInfo.A"/>
          <table:table-column table:style-name="PubliInfo.B"/>
          <table:table-row table:style-name="PubliInfo.1">
            <table:table-cell table:style-name="PubliInfo.A1" office:value-type="string">
              <text:p text:style-name="P8">URI :</text:p>
            </table:table-cell>
            <table:table-cell table:style-name="PubliInfo.B1" office:value-type="string">
              <text:p text:style-name="Table_20_Contents"><text:user-defined style:data-style-name="N0" text:name="URL"/></text:p>
            </table:table-cell>
          </table:table-row>
          <table:table-row table:style-name="PubliInfo.1">
            <table:table-cell table:style-name="PubliInfo.A2" office:value-type="string">
              <text:p text:style-name="P8">Version :</text:p>
            </table:table-cell>
            <table:table-cell table:style-name="PubliInfo.B2" office:value-type="string">
              <text:p text:style-name="Table_20_Contents"><text:user-defined style:data-style-name="N0" text:name="Version">V1.0</text:user-defined></text:p>
            </table:table-cell>
          </table:table-row>
          <table:table-row table:style-name="PubliInfo.1">
            <table:table-cell table:style-name="PubliInfo.A2" office:value-type="string">
              <text:p text:style-name="P8">Auteurs :</text:p>
            </table:table-cell>
            <table:table-cell table:style-name="PubliInfo.B2" office:value-type="string">
              <text:p text:style-name="Table_20_Contents"><text:user-defined style:data-style-name="N0" text:name="Author"/></text:p>
            </table:table-cell>
          </table:table-row>
          <table:table-row table:style-name="PubliInfo.1">
            <table:table-cell table:style-name="PubliInfo.A2" office:value-type="string">
              <text:p text:style-name="P8">Date de création</text:p>
            </table:table-cell>
            <table:table-cell table:style-name="PubliInfo.B2" office:value-type="string">
              <text:p text:style-name="Table_20_Contents"><text:user-defined style:data-style-name="N0" text:name="CreatedAt"/></text:p>
            </table:table-cell>
          </table:table-row>
          <table:table-row table:style-name="PubliInfo.1">
            <table:table-cell table:style-name="PubliInfo.A2" office:value-type="string">
              <text:p text:style-name="P8">Date modification</text:p>
            </table:table-cell>
            <table:table-cell table:style-name="PubliInfo.B2" office:value-type="string">
              <text:p text:style-name="Table_20_Contents"><text:user-defined style:data-style-name="N0" text:name="ModifiedAt"/></text:p>
            </table:table-cell>
          </table:table-row>
        </table:table>
        <text:p text:style-name="Standard"/>
      </text:section>
      <text:section text:style-name="Sect1" text:name="Description">
        <text:p text:style-name="Standard"><text:subject>Description</text:subject></text:p>
      </text:section>
      <text:section text:style-name="Sect3" text:name="Attachments">
        <text:p text:style-name="Heading_20_1">Fichiers joints</text:p>
        <table:table table:name="PubliAttachments" table:style-name="PubliAttachments">
          <table:table-column table:style-name="PubliAttachments.A"/>
          <table:table-column table:style-name="PubliAttachments.B"/>
          <table:table-column table:style-name="PubliAttachments.C"/>
          <table:table-column table:style-name="PubliAttachments.D"/>
          <table:table-column table:style-name="PubliAttachments.E"/>
          <table:table-row>
            <table:table-cell table:style-name="PubliAttachments.A1" office:value-type="string">
              <text:p text:style-name="Table_20_Heading">Fichier</text:p>
            </table:table-cell>
            <table:table-cell table:style-name="PubliAttachments.A1" office:value-type="string">
              <text:p text:style-name="Table_20_Heading">Titre</text:p>
            </table:table-cell>
            <table:table-cell table:style-name="PubliAttachments.A1" office:value-type="string">
              <text:p text:style-name="Table_20_Heading">Description</text:p>
            </table:table-cell>
            <table:table-cell table:style-name="PubliAttachments.A1" office:value-type="string">
              <text:p text:style-name="Table_20_Heading">Taille</text:p>
            </table:table-cell>
            <table:table-cell table:style-name="PubliAttachments.E1" office:value-type="string">
              <text:p text:style-name="Table_20_Heading">Ajouté le</text:p>
            </table:table-cell>
          </table:table-row>
          <table:table-row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E2" office:value-type="string">
              <text:p text:style-name="Table_20_Contents"/>
            </table:table-cell>
          </table:table-row>
        </table:table>
        <text:p text:style-name="Standard"/>
      </text:section>
      <text:section text:style-name="Sect1" text:name="SeeAlso">
        <text:p text:style-name="Heading_20_1">Voir Aussi</text:p>
        <text:p text:style-name="Standard">Aucun lien</text:p>
      </text:section>
      <text:section text:style-name="Sect1" text:name="Classification">
        <text:p text:style-name="P9">Plan de classement</text:p>
        <text:p text:style-name="Standard">Aucune position</text:p>
      </text:section>
      <text:section text:style-name="Sect1" text:name="Comments">
        <text:p text:style-name="P9">Commentaires</text:p>
        <table:table table:name="PubliComments" table:style-name="PubliComments">
          <table:table-column table:style-name="PubliComments.A"/>
          <table:table-column table:style-name="PubliComments.B"/>
          <table:table-column table:style-name="PubliComments.C"/>
          <table:table-column table:style-name="PubliComments.D"/>
          <table:table-row>
            <table:table-cell table:style-name="PubliComments.A1" office:value-type="string">
              <text:p text:style-name="Table_20_Heading">Auteur</text:p>
            </table:table-cell>
            <table:table-cell table:style-name="PubliComments.A1" office:value-type="string">
              <text:p text:style-name="Table_20_Heading">Commentaire</text:p>
            </table:table-cell>
            <table:table-cell table:style-name="PubliComments.A1" office:value-type="string">
              <text:p text:style-name="Table_20_Heading">Crée le</text:p>
            </table:table-cell>
            <table:table-cell table:style-name="PubliComments.D1" office:value-type="string">
              <text:p text:style-name="Table_20_Heading">Modifié le</text:p>
            </table:table-cell>
          </table:table-row>
          <table:table-row>
            <table:table-cell table:style-name="PubliComments.A2" office:value-type="string">
              <text:p text:style-name="Table_20_Contents"/>
            </table:table-cell>
            <table:table-cell table:style-name="PubliComments.A2" office:value-type="string">
              <text:p text:style-name="Table_20_Contents"/>
            </table:table-cell>
            <table:table-cell table:style-name="PubliComments.A2" office:value-type="string">
              <text:p text:style-name="Table_20_Contents"/>
            </table:table-cell>
            <table:table-cell table:style-name="PubliComments.D2" office:value-type="string">
              <text:p text:style-name="Table_20_Contents"/>
            </table:table-cell>
          </table:table-row>
        </table:table>
        <text:p text:style-name="Standard"/>
      </text:section>
      <text:section text:style-name="Sect1" text:name="Content">
        <text:p text:style-name="P9">Contenu</text:p>
        <text:p text:style-name="Standard">Aucun contenu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/>
      <style:text-properties fo:color="#00ae00"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8pt" fo:font-style="italic" style:font-size-asian="8pt" style:font-style-asian="italic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line-height="150%" fo:text-align="start" style:justify-single-word="false"/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master-page-name="">
      <style:paragraph-properties fo:margin-top="0cm" fo:margin-bottom="0.423cm" fo:text-align="end" style:justify-single-word="false" style:page-number="auto" fo:break-before="auto" fo:break-after="auto" fo:padding-left="0cm" fo:padding-right="0cm" fo:padding-top="0cm" fo:padding-bottom="0.035cm" fo:border-left="none" fo:border-right="none" fo:border-top="0.018cm solid #000000" fo:border-bottom="0.018cm solid #000000" fo:keep-with-next="always"/>
      <style:text-properties fo:text-transform="uppercase" fo:color="#00ae00" fo:font-size="14pt" fo:font-weight="bold" style:font-size-asian="14pt" style:font-weight-asian="bold" style:font-style-complex="italic"/>
    </style:style>
    <style:style style:name="Heading_20_2" style:display-name="Heading 2" style:family="paragraph" style:parent-style-name="Standard" style:next-style-name="Standard" style:class="text">
      <style:paragraph-properties fo:margin-top="0.635cm" fo:margin-bottom="0.423cm" fo:keep-with-next="always"/>
      <style:text-properties fo:font-variant="small-caps" fo:color="#00ae00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52cm" fo:margin-bottom="0.42cm" fo:keep-with-next="always"/>
      <style:text-properties fo:color="#00ae00" fo:font-size="11pt" fo:font-weight="bold" style:font-name-asian="Arial Unicode MS" style:font-size-asian="11pt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list-style-name="WW8Num10" style:class="text">
      <style:paragraph-properties fo:margin-top="0.423cm" fo:margin-bottom="0.423cm" fo:keep-with-next="always"/>
      <style:text-properties fo:color="#000000" fo:font-style="italic" fo:font-weight="bold" style:font-style-asian="italic" style:font-weight-asian="bold" style:font-weight-complex="bold"/>
    </style:style>
    <style:style style:name="Heading_20_5" style:display-name="Heading 5" style:family="paragraph" style:parent-style-name="Standard" style:next-style-name="Standard" style:list-style-name="WW8Num10" style:class="text">
      <style:paragraph-properties fo:margin-top="0.423cm" fo:margin-bottom="0.423cm" fo:keep-with-next="always"/>
      <style:text-properties fo:color="#999999" fo:font-style="italic" fo:font-weight="bold" style:font-style-asian="italic" style:font-weight-asian="bold" style:font-size-complex="10pt"/>
    </style:style>
    <style:style style:name="Heading_20_6" style:display-name="Heading 6" style:family="paragraph" style:parent-style-name="Standard" style:next-style-name="Standard" style:list-style-name="WW8Num10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list-style-name="WW8Num10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list-style-name="WW8Num10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10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LISTE1" style:family="paragraph" style:parent-style-name="Standard"/>
    <style:style style:name="retrait_20_2" style:display-name="retrait 2" style:family="paragraph" style:parent-style-name="Standard" style:list-style-name="WW8Num8">
      <style:text-properties fo:color="#000000" style:font-size-complex="10pt"/>
    </style:style>
    <style:style style:name="Retrait_20_3" style:display-name="Retrait 3" style:family="paragraph" style:parent-style-name="retrait_20_2" style:list-style-name="">
      <style:paragraph-properties fo:margin-left="3.136cm" fo:margin-right="0cm" fo:text-indent="-0.635cm" style:auto-text-indent="false"/>
    </style:style>
    <style:style style:name="Style_20_normal_20_offre" style:display-name="Style normal offre" style:family="paragraph" style:parent-style-name="Standard">
      <style:text-properties style:font-size-complex="10pt"/>
    </style:style>
    <style:style style:name="SOMMAIRE" style:family="paragraph">
      <style:paragraph-properties fo:margin-top="0cm" fo:margin-bottom="0.212cm" fo:orphans="2" fo:widows="2" fo:hyphenation-ladder-count="no-limit"/>
      <style:text-properties fo:font-variant="small-caps"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text-properties fo:color="#b3b3b3"/>
    </style:style>
    <style:style style:name="Footer" style:family="paragraph" style:parent-style-name="Standard" style:class="extra">
      <style:text-properties fo:color="#b3b3b3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635cm" fo:margin-bottom="0.635cm" style:line-height-at-least="0cm" fo:text-indent="0cm" style:auto-text-indent="false"/>
      <style:text-properties fo:font-variant="normal" fo:text-transform="none" style:font-name="Verdana" style:text-underline-style="solid" style:text-underline-width="auto" style:text-underline-color="font-color" fo:font-weight="bold" style:font-weight-asian="bold" style:font-size-complex="13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/>
      <style:text-properties fo:font-variant="small-caps" style:font-name="Times New Roman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top="0cm" fo:margin-bottom="0cm"/>
      <style:text-properties fo:font-variant="small-caps" style:font-name="Times New Roman" style:font-size-complex="13pt"/>
    </style:style>
    <style:style style:name="Title" style:family="paragraph" style:parent-style-name="Standard" style:next-style-name="Subtitle" style:class="chapter">
      <style:paragraph-properties fo:margin-top="0cm" fo:margin-bottom="0cm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2" style:family="paragraph" style:parent-style-name="LISTE1" style:list-style-name="WW8Num4"/>
    <style:style style:name="liste1" style:family="paragraph" style:parent-style-name="Standard">
      <style:text-properties fo:color="#000000"/>
    </style:style>
    <style:style style:name="liste2" style:family="paragraph" style:list-style-name="WW8Num6">
      <style:paragraph-properties fo:margin-left="1.88cm" fo:margin-right="0cm" fo:margin-top="0cm" fo:margin-bottom="0.212cm" fo:text-align="justify" style:justify-single-word="false" fo:orphans="2" fo:widows="2" fo:hyphenation-ladder-count="no-limit" fo:text-indent="-0.63cm" style:auto-text-indent="false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Arial Unicode MS" fo:font-size="12pt" style:font-name-asian="Arial Unicode MS" style:font-size-asian="12pt" style:font-name-complex="Arial Unicode MS"/>
    </style:style>
    <style:style style:name="Table" style:family="paragraph" style:parent-style-name="Standard" style:class="extra">
      <style:paragraph-properties fo:margin-left="1.501cm" fo:margin-right="0cm" fo:margin-top="0.106cm" fo:margin-bottom="0.106cm" fo:text-indent="0cm" style:auto-text-indent="false"/>
      <style:text-properties style:font-name="Arial" style:font-size-complex="10pt"/>
    </style:style>
    <style:style style:name="Corps_20_de_20_texte_20_3" style:display-name="Corps de texte 3" style:family="paragraph" style:parent-style-name="Standard">
      <style:paragraph-properties fo:margin-left="0cm" fo:margin-right="-1.251cm" fo:margin-top="0cm" fo:margin-bottom="0cm" fo:text-indent="0cm" style:auto-text-indent="false"/>
      <style:text-properties style:font-name="Times New Roman" fo:font-size="11pt" style:font-size-asian="11pt" style:font-size-complex="10pt"/>
    </style:style>
    <style:style style:name="Normal_20_centré" style:display-name="Normal centré" style:family="paragraph" style:parent-style-name="Standard">
      <style:paragraph-properties fo:margin-left="0.499cm" fo:margin-right="0.123cm" fo:text-indent="-0.499cm" style:auto-text-indent="false"/>
    </style:style>
    <style:style style:name="Corps_20_de_20_texte_20_2" style:display-name="Corps de texte 2" style:family="paragraph" style:parent-style-name="Standard">
      <style:text-properties fo:font-size="11pt" style:font-size-asian="11pt"/>
    </style:style>
    <style:style style:name="Liste_20_numéros" style:display-name="Liste numéros" style:family="paragraph" style:parent-style-name="Standard">
      <style:paragraph-properties fo:margin-top="0cm" fo:margin-bottom="0cm"/>
    </style:style>
    <style:style style:name="Retrait_20_corps_20_de_20_texte_20_2" style:display-name="Retrait corps de texte 2" style:family="paragraph" style:parent-style-name="Standard">
      <style:paragraph-properties fo:margin-left="1.02cm" fo:margin-right="0cm" fo:margin-top="0cm" fo:margin-bottom="0cm" fo:text-indent="0cm" style:auto-text-indent="false"/>
      <style:text-properties fo:font-size="8pt" style:font-size-asian="8pt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margin-top="0cm" fo:margin-bottom="0cm" fo:text-indent="0cm" style:auto-text-indent="false"/>
      <style:text-properties fo:font-size="8pt" style:font-size-asian="8pt"/>
    </style:style>
    <style:style style:name="WP_20_corps_20_de_20_texte" style:display-name="WP corps de texte" style:family="paragraph" style:parent-style-name="Text_20_body">
      <style:paragraph-properties fo:margin-left="3.81cm" fo:margin-right="0cm" fo:text-indent="0cm" style:auto-text-indent="false"/>
      <style:text-properties fo:font-size="11pt" fo:font-style="normal" style:font-size-asian="11pt" style:font-style-asian="normal" style:font-style-complex="normal"/>
    </style:style>
    <style:style style:name="H5" style:family="paragraph" style:parent-style-name="Standard" style:next-style-name="Standard">
      <style:paragraph-properties fo:margin-top="0.176cm" fo:margin-bottom="0.176cm" fo:orphans="0" fo:widows="0" fo:hyphenation-ladder-count="no-limit" fo:keep-with-next="always"/>
      <style:text-properties style:font-name="Georgia" fo:font-weight="bold" style:font-name-asian="Lucida Sans Unicode" style:font-weight-asian="bold" style:font-size-complex="10pt" fo:hyphenate="false" fo:hyphenation-remain-char-count="2" fo:hyphenation-push-char-count="2"/>
    </style:style>
    <style:style style:name="textnorm2" style:family="paragraph" style:parent-style-name="Standard">
      <style:paragraph-properties fo:margin-top="0cm" fo:margin-bottom="0cm"/>
      <style:text-properties fo:color="#000000" style:font-name="Arial" fo:font-size="7.5pt" style:font-size-asian="7.5pt" style:font-name-complex="Arial" style:font-size-complex="7.5pt"/>
    </style:style>
    <style:style style:name="WP_20_retrait_20_1" style:display-name="WP retrait 1" style:family="paragraph" style:parent-style-name="Text_20_body" style:list-style-name="WW8Num9">
      <style:paragraph-properties fo:margin-top="0cm" fo:margin-bottom="0.212cm"/>
      <style:text-properties fo:color="#000000" style:font-name="Trebuchet MS" fo:font-size="12pt" fo:font-style="normal" style:font-size-asian="12pt" style:font-style-asian="normal" style:font-style-complex="normal"/>
    </style:style>
    <style:style style:name="Liste_20_à_20_puces_20_3" style:display-name="Liste à puces 3" style:family="paragraph" style:parent-style-name="Standard" style:list-style-name="WW8Num7">
      <style:paragraph-properties fo:margin-top="0cm" fo:margin-bottom="0cm"/>
      <style:text-properties fo:color="#000000" style:font-size-complex="10pt"/>
    </style:style>
    <style:style style:name="Text_20_body_20_indent" style:display-name="Text body indent" style:family="paragraph" style:parent-style-name="Standard" style:class="text">
      <style:paragraph-properties fo:margin-left="0.318cm" fo:margin-right="0cm" fo:margin-top="0cm" fo:margin-bottom="0cm" fo:text-indent="0cm" style:auto-text-indent="false"/>
      <style:text-properties fo:color="#000000" style:font-name-complex="Arial" style:font-size-complex="7pt"/>
    </style:style>
    <style:style style:name="H12G40pt" style:family="paragraph" style:parent-style-name="Standard">
      <style:paragraph-properties fo:margin-left="0.25cm" fo:margin-right="0cm" fo:margin-top="1.411cm" fo:margin-bottom="0cm" fo:text-align="center" style:justify-single-word="false" fo:text-indent="0cm" style:auto-text-indent="false"/>
      <style:text-properties style:font-name="Helvetica" fo:font-size="12pt" fo:font-weight="bold" style:font-size-asian="12pt" style:font-weight-asian="bold" style:font-size-complex="10pt"/>
    </style:style>
    <style:style style:name="Paragraphe" style:family="paragraph" style:parent-style-name="Standard">
      <style:paragraph-properties fo:margin-left="1cm" fo:margin-right="0cm" fo:text-indent="0cm" style:auto-text-indent="false"/>
      <style:text-properties fo:color="#000000" style:font-size-complex="10pt" style:font-weight-complex="bold"/>
    </style:style>
    <style:style style:name="retrait" style:family="paragraph" style:parent-style-name="Standard" style:list-style-name="WW8Num2">
      <style:paragraph-properties fo:margin-top="0cm" fo:margin-bottom="0cm"/>
      <style:text-properties style:font-name="Times New Roman"/>
    </style:style>
    <style:style style:name="LISTE3" style:family="paragraph" style:parent-style-name="Standard" style:list-style-name="WW8Num3">
      <style:paragraph-properties fo:text-align="start" style:justify-single-word="false"/>
    </style:style>
    <style:style style:name="Footnote" style:family="paragraph" style:parent-style-name="Standard" style:class="extra">
      <style:paragraph-properties fo:line-height="150%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5" style:display-name="Contents 5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6" style:display-name="Contents 6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7" style:display-name="Contents 7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8" style:display-name="Contents 8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9" style:display-name="Contents 9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numérotation1" style:family="paragraph" style:list-style-name="WW8Num5">
      <style:paragraph-properties fo:margin-left="1.259cm" fo:margin-right="0cm" fo:margin-top="0cm" fo:margin-bottom="0.212cm" fo:line-height="150%" fo:text-align="justify" style:justify-single-word="false" fo:orphans="2" fo:widows="2" fo:hyphenation-ladder-count="no-limit" fo:text-indent="-0.63cm" style:auto-text-indent="false">
        <style:tab-stops>
          <style:tab-stop style:position="7.562cm"/>
        </style:tab-stops>
      </style:paragraph-properties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weight-complex="bold" fo:hyphenate="false" fo:hyphenation-remain-char-count="2" fo:hyphenation-push-char-count="2"/>
    </style:style>
    <style:style style:name="Texte_20_de_20_bulles" style:display-name="Texte de bulles" style:family="paragraph" style:parent-style-name="Standard">
      <style:paragraph-properties fo:line-height="150%" fo:text-align="start" style:justify-single-word="false"/>
      <style:text-properties style:font-name="Tahoma" fo:font-size="8pt" style:font-size-asian="8pt" style:font-name-complex="Tahoma" style:font-size-complex="8pt"/>
    </style:style>
    <style:style style:name="Style_20_Légende_20__2b__20__28_Latin_29__20_11_20_pt" style:display-name="Style Légende + (Latin) 11 pt" style:family="paragraph" style:parent-style-name="Caption">
      <style:paragraph-properties fo:margin-top="0cm" fo:margin-bottom="0cm" fo:line-height="100%" fo:text-align="center" style:justify-single-word="false" fo:hyphenation-ladder-count="no-limit"/>
      <style:text-properties style:font-name="Garamond" fo:font-size="11pt" style:font-size-asian="11pt" fo:hyphenate="false" fo:hyphenation-remain-char-count="2" fo:hyphenation-push-char-count="2"/>
    </style:style>
    <style:style style:name="TitreParagraphe" style:family="paragraph" style:parent-style-name="Caption" style:next-style-name="Standard">
      <style:paragraph-properties fo:margin-top="0.212cm" fo:margin-bottom="0.212cm" fo:line-height="100%" fo:text-align="justify" style:justify-single-word="false"/>
    </style:style>
    <style:style style:name="Titre3" style:family="paragraph" style:parent-style-name="Standard"/>
    <style:style style:name="titre_20_schema" style:display-name="titre schema" style:family="paragraph" style:parent-style-name="Standard">
      <style:paragraph-properties fo:text-align="center" style:justify-single-word="false"/>
      <style:text-properties style:font-name="Times New Roman"/>
    </style:style>
    <style:style style:name="Car_20_Car_20_Car_20_Car_20_Car_20_Car_20_Car_20_Car_20_Car_20_Car_20_Car_20_Car_20_Car_20_Car_20_Car_20_Car_20_Car_20_Car_20_Car_20_Car_20_Car_20_Car_20_Car_20_Car_20_Car" style:display-name="Car Car Car Car Car Car Car Car Car Car Car Car Car Car Car Car Car Car Car Car Car Car Car Car Car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Pré-Titre" style:family="paragraph" style:parent-style-name="Standard">
      <style:paragraph-properties fo:margin-left="2cm" fo:margin-right="2cm" fo:margin-top="0.212cm" fo:margin-bottom="0cm" fo:text-align="center" style:justify-single-word="false" fo:text-indent="0cm" style:auto-text-indent="false"/>
      <style:text-properties style:font-name="Times New Roman" fo:font-size="20pt" fo:text-shadow="1pt 1pt" style:font-size-asian="20pt" style:font-size-complex="24pt"/>
    </style:style>
    <style:style style:name="Légende1" style:family="paragraph" style:parent-style-name="Standard">
      <style:paragraph-properties fo:margin-top="0.212cm" fo:margin-bottom="0.212cm" fo:text-align="center" style:justify-single-word="false" fo:hyphenation-ladder-count="no-limit" text:number-lines="false" text:line-number="0"/>
      <style:text-properties style:font-name="Garamond" fo:font-size="11pt" fo:font-style="italic" fo:font-weight="bold" style:font-size-asian="11pt" style:font-style-asian="italic" style:font-weight-asian="bold" style:font-name-complex="Tahoma" style:font-size-complex="11pt" style:font-style-complex="italic" fo:hyphenate="false" fo:hyphenation-remain-char-count="2" fo:hyphenation-push-char-count="2"/>
    </style:style>
    <style:style style:name="Car_20_Car_20_Car_20_Car_20_Car_20_Car_20_Car" style:display-name="Car Car Car Car Car Car Car" style:family="paragraph" style:parent-style-name="Standard">
      <style:paragraph-properties fo:margin-top="0cm" fo:margin-bottom="0.282cm" fo:line-height="0.423cm" fo:text-align="start" style:justify-single-word="false"/>
      <style:text-properties style:font-name="Arial" fo:font-size="8pt" fo:language="en" fo:country="US" style:font-size-asian="8pt" style:font-size-complex="8pt"/>
    </style:style>
    <style:style style:name="Préformaté_20_HTML" style:display-name="Préformaté HTML" style:family="paragraph" style:parent-style-name="Standard">
      <style:paragraph-properties fo:margin-top="0cm" fo:margin-bottom="0cm" fo:text-align="start" style:justify-single-word="false"/>
      <style:text-properties style:font-name="Courier New" style:font-name-complex="Courier New" style:font-size-complex="10pt"/>
    </style:style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style:font-name="Times New Roman" style:font-size-complex="10pt"/>
    </style:style>
    <style:style style:name="Texte_20_brut" style:display-name="Texte brut" style:family="paragraph" style:parent-style-name="Standard">
      <style:paragraph-properties fo:margin-top="0cm" fo:margin-bottom="0cm" fo:text-align="start" style:justify-single-word="false"/>
      <style:text-properties style:font-name="Consolas" fo:font-size="10.5pt" style:font-name-asian="Calibri" style:font-size-asian="10.5pt" style:font-size-complex="10.5pt"/>
    </style:style>
    <style:style style:name="Char_20_Car_20_Char1_20_Car_20_Car_20_Car_20_Car_20_Car_20_Car1" style:display-name="Char Car Char1 Car Car Car Car Car Car1" style:family="paragraph" style:parent-style-name="Standard">
      <style:paragraph-properties fo:margin-top="0cm" fo:margin-bottom="0cm" fo:line-height="0.035cm" fo:text-align="start" style:justify-single-word="false"/>
      <style:text-properties style:font-name="Bookman Old Style" fo:font-size="12pt" fo:language="en" fo:country="US" style:font-size-asian="12pt"/>
    </style:style>
    <style:style style:name="Style_20_5" style:display-name="Style 5" style:family="paragraph" style:parent-style-name="Standard">
      <style:paragraph-properties fo:margin-top="0.254cm" fo:margin-bottom="0cm" fo:orphans="0" fo:widows="0" style:text-autospace="none"/>
      <style:text-properties style:font-name="Tahoma" fo:font-size="10.5pt" style:font-size-asian="10.5pt" style:font-name-complex="Tahoma" style:font-size-complex="10.5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Verdana" fo:font-size="12pt" fo:language="fr" fo:country="FR" style:font-name-asian="Times New Roman" style:font-size-asian="12pt" style:language-asian="zxx" style:country-asian="none" style:font-name-complex="Verdana" style:font-size-complex="12pt" style:language-complex="ar" style:country-complex="SA" fo:hyphenate="false" fo:hyphenation-remain-char-count="2" fo:hyphenation-push-char-count="2"/>
    </style:style>
    <style:style style:name="Corps_20_de_20_texte_20_21" style:display-name="Corps de texte 21" style:family="paragraph" style:parent-style-name="Standard">
      <style:paragraph-properties fo:margin-top="0cm" fo:margin-bottom="0cm" fo:orphans="0" fo:widows="0" fo:hyphenation-ladder-count="no-limit"/>
      <style:text-properties fo:color="#000000" style:font-name="Arial" fo:font-size="12pt" fo:language="en" fo:country="US" style:font-name-asian="Lucida Sans Unicode" style:font-size-asian="12pt" style:font-name-complex="Arial" style:language-complex="en" style:country-complex="US" style:font-weight-complex="bold" fo:hyphenate="false" fo:hyphenation-remain-char-count="2" fo:hyphenation-push-char-count="2"/>
    </style:style>
    <style:style style:name="_30_4_5f_ARTICLE_20_-_20_Titre" style:display-name="04_ARTICLE - Titre" style:family="paragraph" style:next-style-name="Standard">
      <style:paragraph-properties fo:margin-top="0.847cm" fo:margin-bottom="0.423cm" fo:orphans="2" fo:widows="2" fo:hyphenation-ladder-count="no-limit" fo:background-color="#808080" fo:padding="0.035cm" fo:border="0.018cm solid #808080">
        <style:background-image/>
      </style:paragraph-properties>
      <style:text-properties fo:text-transform="uppercase" fo:color="#ffffff" style:font-name="Arial Black" fo:font-size="10pt" fo:language="fr" fo:country="FR" style:font-name-asian="Arial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text-align="start" style:justify-single-word="false" fo:keep-together="always" fo:text-indent="0cm" style:auto-text-indent="false"/>
      <style:text-properties fo:font-variant="normal" fo:text-transform="none" fo:color="#365f91" style:font-name="Cambria" fo:font-size="14pt" style:font-size-asian="14pt" style:font-size-complex="14pt" style:font-style-complex="normal" style:font-weight-complex="bold"/>
    </style:style>
    <style:style style:name="Titre_20__28_Page_20_de_20_garde_29_" style:display-name="Titre (Page de garde)" style:family="paragraph" style:parent-style-name="Standard" style:next-style-name="Standard">
      <style:paragraph-properties fo:margin-left="0cm" fo:margin-right="0cm" fo:margin-top="0.499cm" fo:margin-bottom="0.621cm" style:line-height-at-least="1.27cm" fo:text-align="center" style:justify-single-word="false" fo:keep-together="always" fo:hyphenation-ladder-count="no-limit" fo:text-indent="0cm" style:auto-text-indent="false" fo:keep-with-next="always"/>
      <style:text-properties fo:text-transform="uppercase" fo:color="#00ae00" style:font-name="Garamond" fo:font-size="24pt" fo:letter-spacing="0.115cm" fo:font-weight="bold" style:letter-kerning="true" style:font-size-asian="32pt" style:font-size-complex="10pt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.409cm" fo:text-align="end" style:justify-single-word="false" fo:text-indent="0cm" style:auto-text-indent="false" text:number-lines="false" text:line-number="0"/>
      <style:text-properties fo:color="#00ae00"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fo:padding="0.049cm" fo:border="0.002cm solid #000000" style:shadow="non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Wingdings" fo:font-size="12pt" style:font-size-asian="12pt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4" style:family="text">
      <style:text-properties style:font-name="Courier New" style:font-name-complex="Courier New"/>
    </style:style>
    <style:style style:name="WW8Num9z0" style:family="text">
      <style:text-properties style:font-name="Symbol"/>
    </style:style>
    <style:style style:name="WW8Num13z0" style:family="text">
      <style:text-properties fo:color="#1f497d" fo:font-size="24pt" fo:font-weight="normal" style:font-size-asian="24pt" style:font-weight-asian="normal"/>
    </style:style>
    <style:style style:name="WW8Num13z1" style:family="text">
      <style:text-properties style:font-name="Arial" style:font-name-asian="Times New Roman" style:font-name-complex="Arial"/>
    </style:style>
    <style:style style:name="WW8Num13z3" style:family="text">
      <style:text-properties style:font-name="Symbol1" style:font-name-complex="Open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fo:color="#1f497d" style:font-name="Symbol1" fo:font-size="14pt" fo:font-weight="normal" style:font-size-asian="14pt" style:font-weight-asian="normal"/>
    </style:style>
    <style:style style:name="WW8Num17z0" style:family="text">
      <style:text-properties fo:color="#1f497d" fo:font-size="14pt" fo:font-weight="normal" style:font-size-asian="14pt" style:font-weight-asian="normal"/>
    </style:style>
    <style:style style:name="WW8Num17z1" style:family="text">
      <style:text-properties style:font-name="OpenSymbol" style:font-name-complex="OpenSymbol"/>
    </style:style>
    <style:style style:name="WW8Num17z3" style:family="text">
      <style:text-properties style:font-name="Symbol1"/>
    </style:style>
    <style:style style:name="WW8Num18z0" style:family="text">
      <style:text-properties style:font-name="Symbol"/>
    </style:style>
    <style:style style:name="WW8Num18z1" style:family="text">
      <style:text-properties style:font-name="OpenSymbol" style:font-name-complex="OpenSymbol"/>
    </style:style>
    <style:style style:name="WW8Num18z3" style:family="text">
      <style:text-properties style:font-name="Symbol1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OpenSymbol" style:font-name-complex="OpenSymbol"/>
    </style:style>
    <style:style style:name="WW8Num19z3" style:family="text">
      <style:text-properties style:font-name="Symbol1" style:font-name-complex="OpenSymbol"/>
    </style:style>
    <style:style style:name="WW8Num20z0" style:family="text">
      <style:text-properties style:font-name="Symbol1" style:font-name-complex="OpenSymbol"/>
    </style:style>
    <style:style style:name="WW8Num20z1" style:family="text">
      <style:text-properties style:font-name="OpenSymbol" style:font-name-complex="OpenSymbol"/>
    </style:style>
    <style:style style:name="WW8Num20z3" style:family="text">
      <style:text-properties style:font-name="Symbol1" style:font-name-complex="OpenSymbol"/>
    </style:style>
    <style:style style:name="WW8Num21z0" style:family="text">
      <style:text-properties style:font-name="Symbol1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Wingdings" fo:font-size="12pt" style:font-size-asian="12pt"/>
    </style:style>
    <style:style style:name="WW8Num22z1" style:family="text">
      <style:text-properties style:font-name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1" style:font-name-complex="OpenSymbol"/>
    </style:style>
    <style:style style:name="WW8Num25z0" style:family="text">
      <style:text-properties style:font-name="Wingdings1" style:font-name-complex="OpenSymbol"/>
    </style:style>
    <style:style style:name="WW8Num25z1" style:family="text">
      <style:text-properties style:font-name="OpenSymbol" style:font-name-complex="OpenSymbol"/>
    </style:style>
    <style:style style:name="WW8Num25z3" style:family="text">
      <style:text-properties style:font-name="Symbol1" style:font-name-complex="OpenSymbol"/>
    </style:style>
    <style:style style:name="WW8Num26z0" style:family="text">
      <style:text-properties style:font-name="Arial" style:font-name-asian="Times New Roman" style:font-name-complex="Arial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Symbol"/>
    </style:style>
    <style:style style:name="WW8Num27z1" style:family="text">
      <style:text-properties style:font-name="Verdana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9z0" style:family="text">
      <style:text-properties style:font-name="Wingdings" fo:font-size="8pt" style:font-size-asian="8pt"/>
    </style:style>
    <style:style style:name="WW8Num29z1" style:family="text">
      <style:text-properties style:font-name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1" style:font-name-complex="OpenSymbol"/>
    </style:style>
    <style:style style:name="WW8Num30z1" style:family="text">
      <style:text-properties style:font-name="OpenSymbol" style:font-name-complex="OpenSymbol"/>
    </style:style>
    <style:style style:name="WW8Num30z3" style:family="text">
      <style:text-properties style:font-name="Symbol1" style:font-name-complex="OpenSymbol"/>
    </style:style>
    <style:style style:name="WW8Num31z0" style:family="text">
      <style:text-properties style:font-name="Wingdings1" style:font-name-complex="OpenSymbol"/>
    </style:style>
    <style:style style:name="WW8Num31z1" style:family="text">
      <style:text-properties style:font-name="OpenSymbol" style:font-name-complex="OpenSymbol"/>
    </style:style>
    <style:style style:name="WW8Num31z3" style:family="text">
      <style:text-properties style:font-name="Symbol1" style:font-name-complex="Open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1" style:font-name-complex="OpenSymbol"/>
    </style:style>
    <style:style style:name="WW8Num33z0" style:family="text">
      <style:text-properties fo:color="#1f497d" fo:font-size="14pt" fo:font-weight="normal" style:font-size-asian="14pt" style:font-weight-asian="normal"/>
    </style:style>
    <style:style style:name="WW8Num33z1" style:family="text">
      <style:text-properties style:font-name="OpenSymbol" style:font-name-complex="OpenSymbol"/>
    </style:style>
    <style:style style:name="WW8Num33z3" style:family="text">
      <style:text-properties style:font-name="Symbol1" style:font-name-complex="OpenSymbol"/>
    </style:style>
    <style:style style:name="WW8Num34z0" style:family="text">
      <style:text-properties style:font-name="Symbol" style:font-name-asian="Times New Roman" style:font-name-complex="Arial"/>
    </style:style>
    <style:style style:name="WW8Num35z0" style:family="text">
      <style:text-properties style:font-name="Arial" fo:font-weight="normal" style:font-name-asian="Times New Roman" style:font-weight-asian="normal" style:font-name-complex="Arial"/>
    </style:style>
    <style:style style:name="WW8Num36z0" style:family="text">
      <style:text-properties style:font-name="Wingdings1" style:font-name-complex="OpenSymbol"/>
    </style:style>
    <style:style style:name="WW8Num36z1" style:family="text">
      <style:text-properties style:font-name="Symbol1" style:font-name-complex="OpenSymbol"/>
    </style:style>
    <style:style style:name="WW8Num37z0" style:family="text">
      <style:text-properties style:font-name="Wingdings1" style:font-name-complex="OpenSymbol"/>
    </style:style>
    <style:style style:name="WW8Num37z1" style:family="text">
      <style:text-properties style:font-name="Symbol1" style:font-name-complex="OpenSymbol"/>
    </style:style>
    <style:style style:name="WW8Num38z0" style:family="text">
      <style:text-properties style:font-name="Symbol1" style:font-name-complex="OpenSymbol"/>
    </style:style>
    <style:style style:name="WW8Num39z0" style:family="text">
      <style:text-properties style:font-name="Wingdings1" style:font-name-complex="OpenSymbol"/>
    </style:style>
    <style:style style:name="WW8Num39z1" style:family="text">
      <style:text-properties style:font-name="Symbol1" style:font-name-complex="OpenSymbol"/>
    </style:style>
    <style:style style:name="WW8Num40z0" style:family="text">
      <style:text-properties style:font-name="Wingdings1" style:font-name-complex="OpenSymbol"/>
    </style:style>
    <style:style style:name="WW8Num40z1" style:family="text">
      <style:text-properties style:font-name="Symbol1" style:font-name-complex="OpenSymbol"/>
    </style:style>
    <style:style style:name="WW8Num41z0" style:family="text">
      <style:text-properties style:font-name="Wingdings1" style:font-name-complex="OpenSymbol"/>
    </style:style>
    <style:style style:name="WW8Num41z1" style:family="text">
      <style:text-properties style:font-name="OpenSymbol" style:font-name-complex="OpenSymbol"/>
    </style:style>
    <style:style style:name="WW8Num41z3" style:family="text">
      <style:text-properties style:font-name="Symbol1" style:font-name-complex="OpenSymbol"/>
    </style:style>
    <style:style style:name="WW8Num42z0" style:family="text">
      <style:text-properties style:font-name="Wingdings1" style:font-name-complex="OpenSymbol"/>
    </style:style>
    <style:style style:name="WW8Num42z1" style:family="text">
      <style:text-properties style:font-name="Symbol1" style:font-name-complex="OpenSymbol"/>
    </style:style>
    <style:style style:name="WW8Num43z0" style:family="text">
      <style:text-properties style:font-name="Wingdings1" style:font-name-complex="OpenSymbol"/>
    </style:style>
    <style:style style:name="Absatz-Standardschriftart" style:family="text"/>
    <style:style style:name="WW8Num14z0" style:family="text">
      <style:text-properties style:font-name="Symbol1" style:font-name-complex="OpenSymbol"/>
    </style:style>
    <style:style style:name="WW8Num14z1" style:family="text">
      <style:text-properties style:font-name="OpenSymbol" style:font-name-complex="OpenSymbol"/>
    </style:style>
    <style:style style:name="WW-Absatz-Standardschriftart" style:family="text"/>
    <style:style style:name="WW8Num15z0" style:family="text">
      <style:text-properties style:font-name="Wingdings" fo:font-size="8pt" style:font-size-asian="8pt"/>
    </style:style>
    <style:style style:name="WW8Num15z1" style:family="text">
      <style:text-properties style:font-name="OpenSymbol" style:font-name-complex="OpenSymbol"/>
    </style:style>
    <style:style style:name="WW-Absatz-Standardschriftart1" style:family="text"/>
    <style:style style:name="WW-Absatz-Standardschriftart11" style:family="text"/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/>
    </style:style>
    <style:style style:name="WW-Absatz-Standardschriftart111" style:family="text"/>
    <style:style style:name="WW8Num1z0" style:family="text">
      <style:text-properties style:font-name="Symbol"/>
    </style:style>
    <style:style style:name="WW8Num10z1" style:family="text">
      <style:text-properties style:font-name="Wingdings"/>
    </style:style>
    <style:style style:name="WW8Num11z0" style:family="text">
      <style:text-properties style:font-name="Wingdings" fo:font-size="8pt" style:font-size-asian="8pt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6z2" style:family="text">
      <style:text-properties style:font-name="Wingdings"/>
    </style:style>
    <style:style style:name="WW8Num22z2" style:family="text">
      <style:text-properties style:font-name="Wingdings"/>
    </style:style>
    <style:style style:name="WW8Num23z2" style:family="text">
      <style:text-properties style:font-name="Wingdings"/>
    </style:style>
    <style:style style:name="WW8Num24z2" style:family="text">
      <style:text-properties style:font-name="Wingdings"/>
    </style:style>
    <style:style style:name="WW8Num26z2" style:family="text">
      <style:text-properties style:font-name="Wingdings"/>
    </style:style>
    <style:style style:name="WW8Num27z2" style:family="text">
      <style:text-properties style:font-name="Wingdings"/>
    </style:style>
    <style:style style:name="WW8Num27z4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2" style:family="text">
      <style:text-properties style:font-name="Wingdings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text-transform="uppercase" fo:color="#000000" style:font-name="Verdana" fo:font-size="13pt" fo:font-weight="bold" style:font-name-asian="Times New Roman" style:font-size-asian="13pt" style:font-weight-asian="bold" style:font-size-complex="12pt" style:font-style-complex="italic"/>
    </style:style>
    <style:style style:name="Titre_20_2_20_Car" style:display-name="Titre 2 Car" style:family="text" style:parent-style-name="Police_20_par_20_défaut">
      <style:text-properties fo:font-variant="small-caps" fo:color="#000000" style:font-name="Verdana" fo:font-size="13pt" fo:font-weight="bold" style:font-name-asian="Times New Roman" style:font-size-asian="13pt" style:font-weight-asian="bold" style:font-size-complex="12pt"/>
    </style:style>
    <style:style style:name="Titre_20_3_20_Car" style:display-name="Titre 3 Car" style:family="text" style:parent-style-name="Police_20_par_20_défaut">
      <style:text-properties fo:color="#000000" style:font-name="Verdana" fo:font-size="11pt" fo:font-weight="bold" style:font-name-asian="Arial Unicode MS" style:font-size-asian="11pt" style:font-weight-asian="bold" style:font-size-complex="12pt" style:font-style-complex="italic" style:font-weight-complex="bold"/>
    </style:style>
    <style:style style:name="Titre_20_4_20_Car" style:display-name="Titre 4 Car" style:family="text" style:parent-style-name="Police_20_par_20_défaut">
      <style:text-properties fo:color="#000000" style:font-name="Verdana" fo:font-style="italic" fo:font-weight="bold" style:font-name-asian="Times New Roman" style:font-style-asian="italic" style:font-weight-asian="bold" style:font-size-complex="12pt" style:font-weight-complex="bold"/>
    </style:style>
    <style:style style:name="Titre_20_5_20_Car" style:display-name="Titre 5 Car" style:family="text" style:parent-style-name="Police_20_par_20_défaut">
      <style:text-properties fo:color="#999999" style:font-name="Verdana" fo:font-style="italic" fo:font-weight="bold" style:font-name-asian="Times New Roman" style:font-style-asian="italic" style:font-weight-asian="bold"/>
    </style:style>
    <style:style style:name="Titre_20_6_20_Car" style:display-name="Titre 6 Car" style:family="text" style:parent-style-name="Police_20_par_20_défaut">
      <style:text-properties style:font-name="Verdana" fo:font-size="11pt" fo:font-weight="bold" style:font-name-asian="Times New Roman" style:font-size-asian="11pt" style:font-weight-asian="bold" style:font-size-complex="11pt" style:font-weight-complex="bold"/>
    </style:style>
    <style:style style:name="Titre_20_7_20_Car" style:display-name="Titre 7 Car" style:family="text" style:parent-style-name="Police_20_par_20_défaut">
      <style:text-properties style:font-name="Verdana" style:font-name-asian="Times New Roman" style:font-size-complex="12pt"/>
    </style:style>
    <style:style style:name="Titre_20_8_20_Car" style:display-name="Titre 8 Car" style:family="text" style:parent-style-name="Police_20_par_20_défaut">
      <style:text-properties style:font-name="Verdana" fo:font-style="italic" style:font-name-asian="Times New Roman" style:font-style-asian="italic" style:font-size-complex="12pt" style:font-style-complex="italic"/>
    </style:style>
    <style:style style:name="Titre_20_9_20_Car" style:display-name="Titre 9 Car" style:family="text" style:parent-style-name="Police_20_par_20_défaut">
      <style:text-properties style:font-name="Arial" fo:font-size="11pt" style:font-name-asian="Times New Roman" style:font-size-asian="11pt" style:font-name-complex="Arial" style:font-size-complex="11pt"/>
    </style:style>
    <style:style style:name="En-tête_20_Car" style:display-name="En-têt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Titre_20_Car" style:display-name="Titre Car" style:family="text" style:parent-style-name="Police_20_par_20_défaut">
      <style:text-properties style:font-name="Verdana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2pt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Corps_20_de_20_texte_20_Car" style:display-name="Corps de texte Car" style:family="text" style:parent-style-name="Police_20_par_20_défaut">
      <style:text-properties style:font-name="Verdana" fo:font-size="8pt" fo:font-style="italic" style:font-name-asian="Times New Roman" style:font-size-asian="8pt" style:font-style-asian="italic" style:font-name-complex="Times New Roman" style:font-size-complex="12pt" style:font-style-complex="italic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Corps_20_de_20_texte_20_3_20_Car" style:display-name="Corps de texte 3 Car" style:family="text" style:parent-style-name="Police_20_par_20_défaut">
      <style:text-properties style:font-name="Times New Roman" style:font-name-asian="Times New Roman" style:font-name-complex="Times New Roman" style:font-size-complex="10pt"/>
    </style:style>
    <style:style style:name="Corps_20_de_20_texte_20_2_20_Car" style:display-name="Corps de texte 2 Car" style:family="text" style:parent-style-name="Police_20_par_20_défaut">
      <style:text-properties style:font-name="Verdana" style:font-name-asian="Times New Roman" style:font-name-complex="Times New Roman" style:font-size-complex="12pt"/>
    </style:style>
    <style:style style:name="Retrait_20_corps_20_de_20_texte_20_2_20_Car" style:display-name="Retrait corps de texte 2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Retrait_20_corps_20_de_20_texte_20_3_20_Car" style:display-name="Retrait corps de texte 3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titretext1" style:family="text" style:parent-style-name="Police_20_par_20_défaut">
      <style:text-properties fo:color="#333333" style:text-line-through-style="none" style:font-name="Arial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cal-java1" style:family="text" style:parent-style-name="Police_20_par_20_défaut">
      <style:text-properties fo:color="#ff9900" style:text-line-through-style="none" style:font-name="Arial" fo:font-size="8.5pt" fo:letter-spacing="0.026cm" fo:font-style="normal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text1" style:family="text" style:parent-style-name="Police_20_par_20_défaut">
      <style:text-properties fo:color="#5f78ba" style:font-name="Arial" fo:font-size="7.5pt" fo:letter-spacing="0.026cm" fo:font-style="normal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Retrait_20_corps_20_de_20_texte_20_Car" style:display-name="Retrait corps de texte Car" style:family="text" style:parent-style-name="Police_20_par_20_défaut">
      <style:text-properties fo:color="#000000" style:font-name="Verdana" fo:font-size="10pt" style:font-name-asian="Times New Roman" style:font-size-asian="10pt" style:font-name-complex="Arial" style:font-size-complex="7pt"/>
    </style:style>
    <style:style style:name="Page_20_Number" style:display-name="Page Number" style:family="text" style:parent-style-name="Police_20_par_20_défaut"/>
    <style:style style:name="textnorm21" style:family="text" style:parent-style-name="Police_20_par_20_défaut">
      <style:text-properties fo:color="#000000" style:font-name="Arial" fo:font-size="7.5pt" style:font-size-asian="7.5pt" style:font-name-complex="Arial" style:font-size-complex="7.5pt"/>
    </style:style>
    <style:style style:name="textegras1" style:family="text" style:parent-style-name="Police_20_par_20_défaut">
      <style:text-properties fo:color="#006699" style:text-line-through-style="none" style:font-name="Arial" fo:font-size="8.5pt" style:text-underline-style="none" fo:font-weight="bold" style:font-size-asian="8.5pt" style:font-weight-asian="bold" style:font-name-complex="Arial" style:font-size-complex="8.5pt" style:font-weight-complex="bold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Note_20_de_20_bas_20_de_20_page_20_Car" style:display-name="Note de bas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0pt"/>
    </style:style>
    <style:style style:name="Texte_20_de_20_bulles_20_Car" style:display-name="Texte de bulles Car" style:family="text" style:parent-style-name="Police_20_par_20_défaut">
      <style:text-properties style:font-name="Tahoma" fo:font-size="8pt" style:font-name-asian="Times New Roman" style:font-size-asian="8pt" style:font-name-complex="Tahoma" style:font-size-complex="8pt"/>
    </style:style>
    <style:style style:name="Style_20_Légende_20__2b__20__28_Latin_29__20_11_20_pt_20_Car" style:display-name="Style Légende + (Latin) 11 pt Car" style:family="text" style:parent-style-name="Police_20_par_20_défaut">
      <style:text-properties style:font-name="Garamond" fo:font-size="11pt" fo:language="fr" fo:country="FR" fo:font-weight="bold" style:font-size-asian="11pt" style:font-weight-asian="bold" style:language-complex="ar" style:country-complex="SA" style:font-weight-complex="bold"/>
    </style:style>
    <style:style style:name="Légende1_20_Car" style:display-name="Légende1 Car" style:family="text" style:parent-style-name="Police_20_par_20_défaut">
      <style:text-properties style:font-name="Garamond" fo:font-style="italic" fo:font-weight="bold" style:font-name-asian="Times New Roman" style:font-style-asian="italic" style:font-weight-asian="bold" style:font-name-complex="Tahoma" style:font-style-complex="italic"/>
    </style:style>
    <style:style style:name="Légende_20_Car" style:display-name="Légende Car" style:family="text" style:parent-style-name="Police_20_par_20_défaut">
      <style:text-properties style:font-name="Verdan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réformaté_20_HTML_20_Car" style:display-name="Préformaté HTML Car" style:family="text" style:parent-style-name="Police_20_par_20_défaut">
      <style:text-properties style:font-name="Consolas" fo:font-size="10pt" style:font-name-asian="Times New Roman" style:font-size-asian="10pt" style:font-name-complex="Times New Roman" style:font-size-complex="10pt"/>
    </style:style>
    <style:style style:name="Texte_20_brut_20_Car" style:display-name="Texte brut Car" style:family="text" style:parent-style-name="Police_20_par_20_défaut">
      <style:text-properties style:font-name="Consolas" fo:font-size="10.5pt" style:font-name-asian="Calibri" style:font-size-asian="10.5pt" style:font-name-complex="Times New Roman" style:font-size-complex="10.5pt"/>
    </style:style>
    <style:style style:name="cite_5f_crochet1" style:display-name="cite_crochet1" style:family="text" style:parent-style-name="Police_20_par_20_défaut">
      <style:text-properties text:display="none"/>
    </style:style>
    <style:style style:name="Préformaté_20_HTML_20_Car1" style:display-name="Préformaté HTML Car1" style:family="text" style:parent-style-name="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offres_5f_caracteristiques_5f_strong1" style:display-name="offres_caracteristiques_strong1" style:family="text" style:parent-style-name="Police_20_par_20_défaut">
      <style:text-properties fo:color="#475860" style:font-name="Arial" fo:font-size="9pt" fo:font-weight="bold" style:font-size-asian="9pt" style:font-weight-asian="bold" style:font-name-complex="Arial" style:font-size-complex="9pt" style:font-weight-complex="bold"/>
    </style:style>
    <style:style style:name="text" style:family="text" style:parent-style-name="Police_20_par_20_défaut"/>
    <style:style style:name="textgras" style:family="text" style:parent-style-name="Police_20_par_20_défaut"/>
    <style:style style:name="object" style:family="text" style:parent-style-name="Police_20_par_20_défaut"/>
    <style:style style:name="Mise_20_en_20_valeur" style:display-name="Mise en valeur" style:family="text" style:parent-style-name="Police_20_par_20_défaut">
      <style:text-properties fo:color="#00477f" fo:language="fr" fo:country="FR"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4.401cm" fo:text-indent="-0.9cm" fo:margin-left="4.4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0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658cm" fo:text-indent="-0.889cm" fo:margin-left="0.65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47cm" fo:text-indent="-1.143cm" fo:margin-left="1.54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436cm" fo:text-indent="-1.397cm" fo:margin-left="2.43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79cm" fo:text-indent="-1.651cm" fo:margin-left="3.32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849cm" fo:text-indent="-1.905cm" fo:margin-left="4.21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484cm" fo:text-indent="-2.159cm" fo:margin-left="5.10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119cm" fo:text-indent="-2.54cm" fo:margin-left="6.1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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Verdan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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3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3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3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3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3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3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3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8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8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8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8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8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8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8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8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6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6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6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6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6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6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6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6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9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9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9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9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9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9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9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9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0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0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0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0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0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0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0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0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4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2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2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2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2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2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2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2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2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Entête" style:family="table">
      <style:table-properties style:width="17.962cm" table:align="margins" style:writing-mode="lr-tb"/>
    </style:style>
    <style:style style:name="Entête.A" style:family="table-column">
      <style:table-column-properties style:column-width="8.98cm" style:rel-column-width="32767*"/>
    </style:style>
    <style:style style:name="Entête.B" style:family="table-column">
      <style:table-column-properties style:column-width="8.982cm" style:rel-column-width="32768*"/>
    </style:style>
    <style:style style:name="Entête.1" style:family="table-row">
      <style:table-row-properties style:min-row-height="1.235cm"/>
    </style:style>
    <style:style style:name="Entête.A1" style:family="table-cell">
      <style:table-cell-properties style:vertical-align="middle" fo:padding="0.097cm" fo:border="none"/>
    </style:style>
    <style:style style:name="Entête.B1" style:family="table-cell">
      <style:table-cell-properties fo:padding="0.097cm" fo:border="none"/>
    </style:style>
    <style:style style:name="Footnote" style:family="table">
      <style:table-properties style:width="17.962cm" table:align="margins" style:writing-mode="lr-tb"/>
    </style:style>
    <style:style style:name="Footnote.A" style:family="table-column">
      <style:table-column-properties style:column-width="8.98cm" style:rel-column-width="32767*"/>
    </style:style>
    <style:style style:name="Footnote.B" style:family="table-column">
      <style:table-column-properties style:column-width="8.982cm" style:rel-column-width="32768*"/>
    </style:style>
    <style:style style:name="MP1" style:family="paragraph" style:parent-style-name="Table_20_Contents">
      <style:paragraph-properties fo:margin-left="-0.009cm" fo:margin-right="-0.009cm" fo:text-indent="-0.058cm" style:auto-text-indent="false" style:vertical-align="middle">
        <style:tab-stops/>
      </style:paragraph-properties>
    </style:style>
    <style:style style:name="M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MP3" style:family="paragraph" style:parent-style-name="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MP4" style:family="paragraph" style:parent-style-name="Table_20_Contents">
      <style:paragraph-properties fo:margin-left="0cm" fo:margin-right="0cm" fo:text-indent="0.03cm" style:auto-text-indent="false"/>
    </style:style>
    <style:style style:name="MP5" style:family="paragraph" style:parent-style-name="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MP6" style:family="paragraph" style:parent-style-name="Header">
      <style:paragraph-properties fo:margin-top="0cm" fo:margin-bottom="0.212cm" fo:text-align="end" style:justify-single-word="false"/>
    </style:style>
    <style:style style:name="MP7" style:family="paragraph" style:parent-style-name="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MT1" style:family="text">
      <style:text-properties style:font-name="Verdana" style:font-name-asian="Times New Roman" style:font-name-complex="Calibri"/>
    </style:style>
    <style:style style:name="M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0.399cm" fo:margin-left="1.54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0.399cm" fo:margin-left="2.54cm" fo:margin-right="2.5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Entête" table:style-name="Entête">
          <table:table-column table:style-name="Entête.A"/>
          <table:table-column table:style-name="Entête.B"/>
          <table:table-row table:style-name="Entête.1">
            <table:table-cell table:style-name="Entête.A1" office:value-type="string">
              <text:p text:style-name="MP1"><text:title>Titre</text:title></text:p>
            </table:table-cell>
            <table:table-cell table:style-name="Entête.B1" office:value-type="string">
              <text:p text:style-name="MP2"><draw:frame draw:style-name="Mfr1" draw:name="images2" text:anchor-type="as-char" svg:width="1.954cm" svg:height="1.205cm" draw:z-index="0"><draw:image xlink:href="Pictures/10000000000001F800000136DDD7953D.jpg" xlink:type="simple" xlink:show="embed" xlink:actuate="onLoad"/></draw:frame></text:p>
            </table:table-cell>
          </table:table-row>
        </table:table>
        <text:p text:style-name="MP3"/>
      </style:header>
      <style:footer>
        <table:table table:name="Footnote" table:style-name="Footnote">
          <table:table-column table:style-name="Footnote.A"/>
          <table:table-column table:style-name="Footnote.B"/>
          <table:table-row>
            <table:table-cell office:value-type="string">
              <text:p text:style-name="MP4"><text:date style:data-style-name="N36" text:date-value="2011-05-10T14:20:18">10/05/2011</text:date></text:p>
            </table:table-cell>
            <table:table-cell office:value-type="string">
              <text:p text:style-name="MP5"><text:s/><text:page-number text:select-page="current">1</text:page-number> / <text:page-count style:num-format="1">1</text:page-count></text:p>
            </table:table-cell>
          </table:table-row>
        </table:table>
        <text:p text:style-name="MP5"/>
      </style:footer>
    </style:master-page>
    <style:master-page style:name="Conversion_20_1" style:display-name="Conversion 1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2" style:display-name="Conversion 2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3" style:display-name="Conversion 3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4" style:display-name="Conversion 4" style:page-layout-name="Mpm1">
      <style:header>
        <text:p text:style-name="MP6"><text:title>Titre</text:title></text:p>
      </style:header>
      <style:footer>
        <text:p text:style-name="MP7"><text:span text:style-name="MT1">©</text:span>2011 Silverpeas<text:tab/><text:tab/><text:tab/><text:tab/><text:tab/><text:tab/><text:tab/><text:tab/><text:tab/> <text:s text:c="2"/><text:page-number text:select-page="current">1</text:page-number> sur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tre</dc:title>
    <meta:creation-date>2011-04-22T17:04:02</meta:creation-date>
    <meta:editing-cycles>15</meta:editing-cycles>
    <meta:editing-duration>PT2H17M14S</meta:editing-duration>
    <meta:generator>LibreOffice/3.3$Unix LibreOffice_project/330m19$Build-202</meta:generator>
    <dc:subject>Description</dc:subject>
    <dc:date>2011-05-10T14:20:18</dc:date>
    <meta:document-statistic meta:table-count="5" meta:image-count="1" meta:object-count="0" meta:page-count="1" meta:paragraph-count="35" meta:word-count="52" meta:character-count="314"/>
    <meta:user-defined meta:name="Author"/>
    <meta:user-defined meta:name="CreatedAt"/>
    <meta:user-defined meta:name="ModifiedAt"/>
    <meta:user-defined meta:name="URL"/>
    <meta:user-defined meta:name="Version" meta:value-type="string">V1.0</meta:user-defined>
  </office:meta>
</office:document-meta>
</file>